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It could appear we’re using the donation as an incentive to close the deal.</text:p>
      <text:p text:style-name="Default_20_Text">We should learn how to distinguish wants from needs.</text:p>
      <text:p text:style-name="Default_20_Text">I was kind of in the mindset of "screw it, I'll just enjoy myself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12-10-03T16:12:16.74</dc:date>
    <meta:editing-duration>PT00H06M44S</meta:editing-duration>
    <meta:editing-cycles>4</meta:editing-cycles>
    <meta:document-statistic meta:table-count="0" meta:image-count="0" meta:object-count="0" meta:page-count="1" meta:paragraph-count="3" meta:word-count="37" meta:character-count="194"/>
    <meta:user-defined meta:name="Info 1"/>
    <meta:user-defined meta:name="Info 2"/>
    <meta:user-defined meta:name="Info 3"/>
    <meta:user-defined meta:name="Info 4"/>
  </office:meta>
</office:document-meta>
</file>